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dbfa"/>
    </style:style>
    <style:style style:name="P2" style:family="paragraph" style:parent-style-name="Standard">
      <style:paragraph-properties fo:text-align="start" style:justify-single-word="false"/>
      <style:text-properties officeooo:paragraph-rsid="001adbfa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adbfa"/>
    </style:style>
    <style:style style:name="P4" style:family="paragraph" style:parent-style-name="Table_20_Contents">
      <style:paragraph-properties fo:text-align="center" style:justify-single-word="false"/>
      <style:text-properties officeooo:paragraph-rsid="001adbf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dbf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adbf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93a4"/>
    </style:style>
    <style:style style:name="T3" style:family="text">
      <style:text-properties style:text-position="0% 100%"/>
    </style:style>
    <style:style style:name="T4" style:family="text">
      <style:text-properties officeooo:rsid="001c8d7e"/>
    </style:style>
    <style:style style:name="T5" style:family="text">
      <style:text-properties officeooo:rsid="001cc2ea"/>
    </style:style>
    <style:style style:name="T6" style:family="text">
      <style:text-properties officeooo:rsid="001e93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2.01" style:data-style-name="N0">12.01</text:variable-set>: <text:span text:style-name="T5">Coulomb's Law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Particle</text:p>
          </table:table-cell>
          <table:table-cell table:style-name="Table1.A1" office:value-type="string">
            <text:p text:style-name="P4">Mass</text:p>
          </table:table-cell>
          <table:table-cell table:style-name="Table1.C1" office:value-type="string">
            <text:p text:style-name="P4">Charge</text:p>
          </table:table-cell>
        </table:table-row>
        <table:table-row>
          <table:table-cell table:style-name="Table1.A2" office:value-type="string">
            <text:p text:style-name="P4">Electron</text:p>
          </table:table-cell>
          <table:table-cell table:style-name="Table1.A2" office:value-type="string">
            <text:p text:style-name="P4">9.1 x 10<text:span text:style-name="T1">-31</text:span> C </text:p>
          </table:table-cell>
          <table:table-cell table:style-name="Table1.C2" office:value-type="string">
            <text:p text:style-name="P4">-1.6 x 10<text:span text:style-name="T1">-19</text:span><text:span text:style-name="T3"> C</text:span></text:p>
          </table:table-cell>
        </table:table-row>
        <table:table-row>
          <table:table-cell table:style-name="Table1.A2" office:value-type="string">
            <text:p text:style-name="P4">Proton</text:p>
          </table:table-cell>
          <table:table-cell table:style-name="Table1.A2" office:value-type="string">
            <text:p text:style-name="P4">1.67 x 10<text:span text:style-name="T1">-27</text:span> kg</text:p>
          </table:table-cell>
          <table:table-cell table:style-name="Table1.C2" office:value-type="string">
            <text:p text:style-name="P4">1.6 x 10<text:span text:style-name="T1">-19 </text:span><text:span text:style-name="T3">C</text:span></text:p>
          </table:table-cell>
        </table:table-row>
        <table:table-row>
          <table:table-cell table:style-name="Table1.A2" office:value-type="string">
            <text:p text:style-name="P4">Neutron</text:p>
          </table:table-cell>
          <table:table-cell table:style-name="Table1.A2" office:value-type="string">
            <text:p text:style-name="P4">1.67 x 10<text:span text:style-name="T1">-27</text:span> kg</text:p>
          </table:table-cell>
          <table:table-cell table:style-name="Table1.C2" office:value-type="string">
            <text:p text:style-name="P4"><text:s/>0 C</text:p>
          </table:table-cell>
        </table:table-row>
      </table:table>
      <text:p text:style-name="P2"/>
      <text:list xml:id="list5949096715968684791" text:style-name="L1">
        <text:list-item>
          <text:p text:style-name="P5">A 0.25 Coulomb charge is placed 1 meter from a -0.1 C charge.</text:p>
          <text:list>
            <text:list-item>
              <text:p text:style-name="P5">Do the charges attract or repel?</text:p>
            </text:list-item>
          </text:list>
        </text:list-item>
      </text:list>
      <text:p text:style-name="P2"/>
      <text:p text:style-name="P2"/>
      <text:p text:style-name="P2"/>
      <text:list xml:id="list72909003161229" text:continue-numbering="true" text:style-name="L1">
        <text:list-item>
          <text:list>
            <text:list-item>
              <text:p text:style-name="P5">How much force do the charges put on each other?</text:p>
            </text:list-item>
          </text:list>
        </text:list-item>
      </text:list>
      <text:p text:style-name="P2"/>
      <text:p text:style-name="P3"/>
      <text:p text:style-name="P3"/>
      <text:p text:style-name="P3"/>
      <text:list xml:id="list72909550267702" text:continue-numbering="true" text:style-name="L1">
        <text:list-item>
          <text:p text:style-name="P5"><text:span text:style-name="T3">You run a hairbrush through your hair, which causes electrons to be transfered to the brush. <text:s/>The brush builds up a negative charge of 5 x 10</text:span><text:span text:style-name="T1">-7</text:span><text:span text:style-name="T3"> C. <text:s/>You hold the brush a distance of 0.01 m from your hair, which has a positive charge of 3 x 10</text:span><text:span text:style-name="T1">-6</text:span><text:span text:style-name="T3"> C. <text:s/></text:span></text:p>
          <text:list>
            <text:list-item>
              <text:p text:style-name="P6">What is the force that the brush pulls on your hair wi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908771581236" text:continue-numbering="true" text:style-name="L1">
        <text:list-item>
          <text:list>
            <text:list-item>
              <text:p text:style-name="P5"><text:span text:style-name="T3">If a hair has a mass of 1 x 10</text:span><text:span text:style-name="T1">-4</text:span><text:span text:style-name="T3"> kg, <text:s/>is the coulomb force enough to overcome the force of gravity? <text:s/>Justify your reasoning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2908357735875" text:continue-numbering="true" text:style-name="L1">
        <text:list-item>
          <text:p text:style-name="P5">The nucleus of a helium atom contains two protons. <text:s/><text:span text:style-name="T3">An electron orbits the nucleus.</text:span></text:p>
          <text:list>
            <text:list-item>
              <text:p text:style-name="P5"><text:span text:style-name="T3">If the electron orbits the atom at a speed of 1.6 x 10</text:span><text:span text:style-name="T1">6</text:span><text:span text:style-name="T3"> m/s, what is the radius of the atom?</text:span></text:p>
            </text:list-item>
          </text:list>
        </text:list-item>
      </text:list>
      <text:p text:style-name="P3"/>
      <text:p text:style-name="P3"/>
      <text:p text:style-name="P3"/>
      <text:list xml:id="list72908198645059" text:continue-numbering="true" text:style-name="L1">
        <text:list-item>
          <text:list>
            <text:list-item>
              <text:p text:style-name="P6">What is the force that the electron feels due to the nucleu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908626366434" text:continue-numbering="true" text:style-name="L1">
        <text:list-item>
          <text:p text:style-name="P6"><text:soft-page-break/>A 0.04 C charge generates an electric field. <text:s/>You stand 1 meter from the charge, and have a charge of -0.0001C. <text:s/>What is the force that <text:span text:style-name="T4">the</text:span> 0.0<text:span text:style-name="T4">4</text:span> C charge would feel? <text:s/>Is it attractive or repulsiv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909963557699" text:continue-numbering="true" text:style-name="L1">
        <text:list-item>
          <text:p text:style-name="P6">You rub a 4 cm-radius balloon on your head, causing the balloon to gain a negative charge. <text:s/>You then stick it to the wall, where friction is able to keep the balloon from falling. <text:s/>The mass of the balloon is 0.005 kg.</text:p>
          <text:list>
            <text:list-item>
              <text:p text:style-name="P6">What is the force of gravity on the balloon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2909153209456" text:continue-numbering="true" text:style-name="L1">
        <text:list-item>
          <text:list>
            <text:list-item>
              <text:p text:style-name="P6">The coefficient of friction is 0.1. <text:s/>What is the force that the wall must put on the balloon (aka, the normal force) in order for friction to counter gravity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909000755897" text:continue-numbering="true" text:style-name="L1">
        <text:list-item>
          <text:list>
            <text:list-item>
              <text:p text:style-name="P6">If an equal amount of positive charge is induced in the wall, what amount of charge must the balloon have in order to generate this normal forc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2908158358804" text:continue-numbering="true" text:style-name="L1">
        <text:list-item>
          <text:p text:style-name="P5"><text:span text:style-name="T3">An ion engine works by accelerating oxygen ions to 2.9 x 10</text:span><text:span text:style-name="T1">8</text:span><text:span text:style-name="T3"> m/s. <text:s text:c="3"/>Mass of an oxygen ion is 1.338 x 10</text:span><text:span text:style-name="T1">-26</text:span><text:span text:style-name="T3"> kg. <text:s/>The acceleration takes 1 x 10</text:span><text:span text:style-name="T1">-5</text:span><text:span text:style-name="T3"> seconds, over a distance of 2 meters. <text:s/>What charge must the engine have in order to cause the oxygen ion to accelerat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93a4"/>
    </style:style>
    <style:style style:name="MT2" style:family="text">
      <style:text-properties style:text-position="super 58%" officeooo:rsid="001e93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3-24T07:29:07.892292542" text:date-adjust="PT24H00M00S">03/25/17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1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07:26:19.817112815</meta:creation-date>
    <meta:editing-duration>PT2M27S</meta:editing-duration>
    <meta:editing-cycles>5</meta:editing-cycles>
    <meta:generator>LibreOffice/4.3.7.2$Linux_X86_64 LibreOffice_project/430$Build-2</meta:generator>
    <dc:date>2017-03-24T07:29:07.813344523</dc:date>
    <meta:document-statistic meta:table-count="1" meta:image-count="2" meta:object-count="0" meta:page-count="2" meta:paragraph-count="30" meta:word-count="413" meta:character-count="2090" meta:non-whitespace-character-count="1668"/>
  </office:meta>
</office:document-meta>
</file>